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8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156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469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2-5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F4:.I4])" office:value-type="float" office:value="0.021" calcext:value-type="float">
            <text:p>0.02</text:p>
          </table:table-cell>
          <table:table-cell table:style-name="ce10" table:formula="of:=[.$M$18]/[.M4]" office:value-type="percentage" office:value="802.380952380952" calcext:value-type="percentage">
            <text:p>80238%</text:p>
          </table:table-cell>
          <table:table-cell table:style-name="ce12" table:number-columns-repeated="101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F5:.I5])" office:value-type="float" office:value="0.3" calcext:value-type="float">
            <text:p>0.30</text:p>
          </table:table-cell>
          <table:table-cell table:style-name="ce10" table:formula="of:=[.$M$18]/[.M5]" office:value-type="percentage" office:value="56.1666666666667" calcext:value-type="percentage">
            <text:p>5617%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6502 Basic</text:p>
          </table:table-cell>
          <table:table-cell table:style-name="ce8" office:value-type="float" office:value="2021" calcext:value-type="float">
            <text:p>2021</text:p>
          </table:table-cell>
          <table:table-cell table:style-name="ce8"/>
          <table:table-cell table:style-name="ce8" table:formula="of:=22.2/50" office:value-type="float" office:value="0.444" calcext:value-type="float">
            <text:p>0.444</text:p>
          </table:table-cell>
          <table:table-cell table:style-name="ce8" table:formula="of:=84/50" office:value-type="float" office:value="1.68" calcext:value-type="float">
            <text:p>1.68</text:p>
          </table:table-cell>
          <table:table-cell table:style-name="ce8" table:formula="of:=67.8/50" office:value-type="float" office:value="1.356" calcext:value-type="float">
            <text:p>1.356</text:p>
          </table:table-cell>
          <table:table-cell table:style-name="ce8" table:formula="of:=75.1/50" office:value-type="float" office:value="1.502" calcext:value-type="float">
            <text:p>1.502</text:p>
          </table:table-cell>
          <table:table-cell table:style-name="ce8" table:number-columns-repeated="3"/>
          <table:table-cell table:style-name="ce9" table:formula="of:=AVERAGE([.F6:.I6])" office:value-type="float" office:value="1.2455" calcext:value-type="float">
            <text:p>1.25</text:p>
          </table:table-cell>
          <table:table-cell table:style-name="ce10" table:formula="of:=[.$M$18]/[.M6]" office:value-type="percentage" office:value="13.5287033319952" calcext:value-type="percentage">
            <text:p>135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tomic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table:formula="of:=11.5/200" office:value-type="float" office:value="0.0575" calcext:value-type="float">
            <text:p>0.06</text:p>
          </table:table-cell>
          <table:table-cell table:style-name="ce9" table:formula="of:=14/50" office:value-type="float" office:value="0.28" calcext:value-type="float">
            <text:p>0.28</text:p>
          </table:table-cell>
          <table:table-cell table:style-name="ce9" office:value-type="float" office:value="1" calcext:value-type="float">
            <text:p>1.00</text:p>
          </table:table-cell>
          <table:table-cell table:style-name="ce9" table:formula="of:=21/20" office:value-type="float" office:value="1.05" calcext:value-type="float">
            <text:p>1.05</text:p>
          </table:table-cell>
          <table:table-cell table:style-name="ce9" table:formula="of:=23.5/20" office:value-type="float" office:value="1.175" calcext:value-type="float">
            <text:p>1.18</text:p>
          </table:table-cell>
          <table:table-cell table:style-name="ce8" table:formula="of:=16.4/10" office:value-type="float" office:value="1.64" calcext:value-type="float">
            <text:p>1.64</text:p>
          </table:table-cell>
          <table:table-cell table:style-name="ce8" table:formula="of:=25.5/10" office:value-type="float" office:value="2.55" calcext:value-type="float">
            <text:p>2.55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F7:.I7])" office:value-type="float" office:value="0.87625" calcext:value-type="float">
            <text:p>0.88</text:p>
          </table:table-cell>
          <table:table-cell table:style-name="ce10" table:formula="of:=[.$M$18]/[.M7]" office:value-type="percentage" office:value="19.2296718972896" calcext:value-type="percentage">
            <text:p>192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F8:.I8])" office:value-type="float" office:value="2.105" calcext:value-type="float">
            <text:p>2.11</text:p>
          </table:table-cell>
          <table:table-cell table:style-name="ce10" table:formula="of:=[.$M$18]/[.M8]" office:value-type="percentage" office:value="8.00475059382423" calcext:value-type="percentage">
            <text:p>800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F9:.I9])" office:value-type="float" office:value="7.225" calcext:value-type="float">
            <text:p>7.23</text:p>
          </table:table-cell>
          <table:table-cell table:style-name="ce10" table:formula="of:=[.$M$18]/[.M9]" office:value-type="percentage" office:value="2.33217993079585" calcext:value-type="percentage">
            <text:p>233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F10:.I10])" office:value-type="float" office:value="6.575" calcext:value-type="float">
            <text:p>6.58</text:p>
          </table:table-cell>
          <table:table-cell table:style-name="ce10" table:formula="of:=[.$M$18]/[.M10]" office:value-type="percentage" office:value="2.56273764258555" calcext:value-type="percentage">
            <text:p>256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F11:.I11])" office:value-type="float" office:value="8.9" calcext:value-type="float">
            <text:p>8.90</text:p>
          </table:table-cell>
          <table:table-cell table:style-name="ce10" table:formula="of:=[.$M$18]/[.M11]" office:value-type="percentage" office:value="1.89325842696629" calcext:value-type="percentage">
            <text:p>189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F12:.I12])" office:value-type="float" office:value="9.8" calcext:value-type="float">
            <text:p>9.80</text:p>
          </table:table-cell>
          <table:table-cell table:style-name="ce10" table:formula="of:=[.$M$18]/[.M12]" office:value-type="percentage" office:value="1.71938775510204" calcext:value-type="percentage">
            <text:p>172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F13:.I13])" office:value-type="float" office:value="10.075" calcext:value-type="float">
            <text:p>10.08</text:p>
          </table:table-cell>
          <table:table-cell table:style-name="ce10" table:formula="of:=[.$M$18]/[.M13]" office:value-type="percentage" office:value="1.67245657568238" calcext:value-type="percentage">
            <text:p>167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F14:.I14])" office:value-type="float" office:value="14.425" calcext:value-type="float">
            <text:p>14.43</text:p>
          </table:table-cell>
          <table:table-cell table:style-name="ce10" table:formula="of:=[.$M$18]/[.M14]" office:value-type="percentage" office:value="1.16811091854419" calcext:value-type="percentage">
            <text:p>117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F15:.I15])" office:value-type="float" office:value="19.35" calcext:value-type="float">
            <text:p>19.35</text:p>
          </table:table-cell>
          <table:table-cell table:style-name="ce10" table:formula="of:=[.$M$18]/[.M15]" office:value-type="percentage" office:value="0.870801033591731" calcext:value-type="percentage">
            <text:p>87%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F16:.I16])" office:value-type="float" office:value="17.625" calcext:value-type="float">
            <text:p>17.63</text:p>
          </table:table-cell>
          <table:table-cell table:style-name="ce10" table:formula="of:=[.$M$18]/[.M16]" office:value-type="percentage" office:value="0.956028368794326" calcext:value-type="percentage">
            <text:p>96%</text:p>
          </table:table-cell>
          <table:table-cell table:number-columns-repeated="1010"/>
        </table:table-row>
        <table:table-row table:style-name="ro4">
          <table:table-cell table:number-columns-repeated="13"/>
          <table:table-cell table:style-name="ce11"/>
          <table:table-cell table:number-columns-repeated="101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F18:.I18])" office:value-type="float" office:value="16.85" calcext:value-type="float">
            <text:p>16.85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AMJ1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1:04:38.235387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</meta:editing-cycles>
    <meta:creation-date>2020-01-11T08:27:20</meta:creation-date>
    <dc:date>2021-02-28T11:05:31.722745946</dc:date>
    <meta:editing-duration>PT47M36S</meta:editing-duration>
    <meta:generator>LibreOffice/7.1.0.3$Linux_X86_64 LibreOffice_project/10$Build-3</meta:generator>
    <meta:document-statistic meta:table-count="1" meta:cell-count="2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